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Verdana1" svg:font-family="Verdana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82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5.93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3.418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51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4" style:family="table" style:master-page-name="PageStyle_5f_List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font-name="Verdana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name-asian="Lucida Sans Unicod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weight="normal"/>
    </style:style>
    <style:style style:name="T2" style:family="text">
      <style:text-properties fo:font-size="8pt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4" table:print-ranges="List1.A1:List1.G5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48" table:default-cell-style-name="ce6"/>
        <table:table-column table:style-name="co11" table:number-columns-repeated="769" table:default-cell-style-name="ce6"/>
        <table:table-row table:style-name="ro2">
          <table:table-cell table:style-name="ce1" office:value-type="string" table:number-columns-spanned="7" table:number-rows-spanned="1">
            <text:p>Růžena Hodaňová<text:span text:style-name="T1">, Přemyslovo náměstí 41, 627 00 Brno-Slatina</text:span></text:p>
          </table:table-cell>
          <table:covered-table-cell table:number-columns-repeated="2" table:style-name="ce3"/>
          <table:covered-table-cell table:style-name="ce15"/>
          <table:covered-table-cell table:style-name="ce17"/>
          <table:covered-table-cell table:style-name="ce18"/>
          <table:covered-table-cell table:style-name="ce17"/>
          <table:table-cell table:style-name="ce3" table:number-columns-repeated="248"/>
          <table:table-cell table:number-columns-repeated="769"/>
        </table:table-row>
        <table:table-row table:style-name="ro3">
          <table:table-cell table:style-name="ce2" office:value-type="string" table:number-columns-spanned="7" table:number-rows-spanned="1">
            <text:p>Tel: +420 548 219 846, Mob: +420 607 116 676, pujcovna@kyjovskekroje.cz, www.kyjovskekroje.cz</text:p>
          </table:table-cell>
          <table:covered-table-cell table:number-columns-repeated="2" table:style-name="ce3"/>
          <table:covered-table-cell table:style-name="ce15"/>
          <table:covered-table-cell table:style-name="ce17"/>
          <table:covered-table-cell table:style-name="ce18"/>
          <table:covered-table-cell table:style-name="ce17"/>
          <table:table-cell table:style-name="ce3" table:number-columns-repeated="248"/>
          <table:table-cell table:number-columns-repeated="769"/>
        </table:table-row>
        <table:table-row table:style-name="ro2">
          <table:table-cell table:style-name="ce3" table:number-columns-repeated="3"/>
          <table:table-cell table:style-name="ce15"/>
          <table:table-cell table:style-name="ce17"/>
          <table:table-cell table:style-name="ce18"/>
          <table:table-cell table:style-name="ce17"/>
          <table:table-cell table:style-name="ce3" table:number-columns-repeated="248"/>
          <table:table-cell table:number-columns-repeated="769"/>
        </table:table-row>
        <table:table-row table:style-name="ro2">
          <table:table-cell table:style-name="ce3" table:number-columns-repeated="2"/>
          <table:table-cell table:style-name="ce12" office:value-type="string">
            <text:p>DATUM:</text:p>
          </table:table-cell>
          <table:table-cell table:style-name="ce16" table:number-columns-spanned="2" table:number-rows-spanned="1"/>
          <table:covered-table-cell/>
          <table:table-cell table:style-name="ce19" office:value-type="string">
            <text:p>OBEC:</text:p>
          </table:table-cell>
          <table:table-cell/>
          <table:table-cell table:style-name="ce3" table:number-columns-repeated="248"/>
          <table:table-cell table:number-columns-repeated="769"/>
        </table:table-row>
        <table:table-row table:style-name="ro2">
          <table:table-cell table:style-name="ce3" table:number-columns-repeated="2"/>
          <table:table-cell table:style-name="ce12" office:value-type="string">
            <text:p>kontaktní osoba:</text:p>
          </table:table-cell>
          <table:table-cell table:style-name="ce16" table:number-columns-spanned="2" table:number-rows-spanned="1"/>
          <table:covered-table-cell/>
          <table:table-cell table:style-name="ce19" office:value-type="string">
            <text:p>Tel.:</text:p>
          </table:table-cell>
          <table:table-cell/>
          <table:table-cell table:style-name="ce3" table:number-columns-repeated="248"/>
          <table:table-cell table:number-columns-repeated="769"/>
        </table:table-row>
        <table:table-row table:style-name="ro4">
          <table:table-cell table:style-name="ce4" office:value-type="string" table:number-columns-spanned="3" table:number-rows-spanned="1">
            <text:p>DÁMSKÝ <text:s/>KROJ</text:p>
          </table:table-cell>
          <table:covered-table-cell table:style-name="ce7"/>
          <table:covered-table-cell table:style-name="ce13"/>
          <table:table-cell table:style-name="ce3" table:number-columns-repeated="252"/>
          <table:table-cell table:number-columns-repeated="769"/>
        </table:table-row>
        <table:table-row table:style-name="ro5">
          <table:table-cell table:style-name="ce3"/>
          <table:table-cell table:style-name="ce8" office:value-type="string" table:number-columns-spanned="2" table:number-rows-spanned="1">
            <text:p>JMÉNO</text:p>
          </table:table-cell>
          <table:covered-table-cell table:style-name="ce8"/>
          <table:table-cell table:style-name="ce8" office:value-type="string">
            <text:p>OBVOD HRUDNÍKU</text:p>
          </table:table-cell>
          <table:table-cell table:style-name="ce8" office:value-type="string">
            <text:p>OBVOD PASU</text:p>
          </table:table-cell>
          <table:table-cell table:style-name="ce8" office:value-type="string">
            <text:p>DÉLKA SUKNĚ</text:p>
            <text:p><text:span text:style-name="T2">od pasu ke kolenům</text:span></text:p>
          </table:table-cell>
          <table:table-cell table:style-name="ce8" office:value-type="string">
            <text:p>VÝŠKA POSTAVY</text:p>
          </table:table-cell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5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6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7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8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9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0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5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6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7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2">
          <table:table-cell table:style-name="ce3" table:number-columns-repeated="255"/>
          <table:table-cell table:number-columns-repeated="769"/>
        </table:table-row>
        <table:table-row table:style-name="ro4">
          <table:table-cell table:style-name="ce4" office:value-type="string" table:number-columns-spanned="3" table:number-rows-spanned="1">
            <text:p>PÁNSKÝ <text:s/>KROJ</text:p>
          </table:table-cell>
          <table:covered-table-cell table:style-name="ce7"/>
          <table:covered-table-cell table:style-name="ce13"/>
          <table:table-cell table:style-name="ce3" table:number-columns-repeated="252"/>
          <table:table-cell table:number-columns-repeated="769"/>
        </table:table-row>
        <table:table-row table:style-name="ro7">
          <table:table-cell table:style-name="ce3"/>
          <table:table-cell table:style-name="ce8" office:value-type="string" table:number-columns-spanned="2" table:number-rows-spanned="1">
            <text:p>JMÉNO</text:p>
          </table:table-cell>
          <table:covered-table-cell table:style-name="ce8"/>
          <table:table-cell table:style-name="ce8" office:value-type="string">
            <text:p>OBVOD HRUDNÍKU</text:p>
          </table:table-cell>
          <table:table-cell table:style-name="ce8" office:value-type="string">
            <text:p>OBVOD PŘES BOKY</text:p>
          </table:table-cell>
          <table:table-cell table:style-name="ce20" office:value-type="string">
            <text:p>VÝŠKA POSTAVY</text:p>
          </table:table-cell>
          <table:table-cell table:style-name="ce8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5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6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7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8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9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0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10" office:value-type="string">
            <text:p>1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5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6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7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2">
          <table:table-cell table:style-name="ce3" table:number-columns-repeated="255"/>
          <table:table-cell table:number-columns-repeated="769"/>
        </table:table-row>
        <table:table-row table:style-name="ro4">
          <table:table-cell table:style-name="ce4" office:value-type="string" table:number-columns-spanned="3" table:number-rows-spanned="1">
            <text:p>SKLEPNÍCI</text:p>
          </table:table-cell>
          <table:covered-table-cell table:style-name="ce7"/>
          <table:covered-table-cell table:style-name="ce13"/>
          <table:table-cell table:style-name="ce3" table:number-columns-repeated="252"/>
          <table:table-cell table:number-columns-repeated="769"/>
        </table:table-row>
        <table:table-row table:style-name="ro8">
          <table:table-cell table:style-name="ce3"/>
          <table:table-cell table:style-name="ce8" office:value-type="string" table:number-columns-spanned="2" table:number-rows-spanned="1">
            <text:p>JMÉNO</text:p>
          </table:table-cell>
          <table:covered-table-cell table:style-name="ce8"/>
          <table:table-cell table:style-name="ce8" office:value-type="string">
            <text:p>OBVOD HRUDNÍKU</text:p>
          </table:table-cell>
          <table:table-cell table:style-name="ce8" office:value-type="string">
            <text:p>OBVOD PŘES BOKY</text:p>
          </table:table-cell>
          <table:table-cell table:style-name="ce8" office:value-type="string">
            <text:p>VÝŠKA POSTAVY</text:p>
          </table:table-cell>
          <table:table-cell table:style-name="ce8" office:value-type="string">
            <text:p>DÉLKA KALHOT</text:p>
            <text:p><text:span text:style-name="T2">od pasu</text:span></text:p>
            <text:p><text:span text:style-name="T2">ke kotníkům</text:span></text:p>
          </table:table-cell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>
            <text:p>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 table:number-rows-repeated="11">
          <table:table-cell table:style-name="ce5"/>
          <table:table-cell table:style-name="ce11"/>
          <table:table-cell table:style-name="ce15" table:number-columns-repeated="5"/>
          <table:table-cell table:style-name="ce3" table:number-columns-repeated="248"/>
          <table:table-cell table:number-columns-repeated="769"/>
        </table:table-row>
        <table:table-row table:style-name="ro6" table:number-rows-repeated="65479">
          <table:table-cell table:style-name="ce3" table:number-columns-repeated="255"/>
          <table:table-cell table:number-columns-repeated="769"/>
        </table:table-row>
        <table:table-row table:style-name="ro2" table:number-rows-repeated="9830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2"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  <table:table table:name="List3" table:style-name="ta3"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Excel_BuiltIn_Print_Area_1" table:base-cell-address="$List1.$A$1" table:cell-range-address="$List1.$A$1:.$G$5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Verdana1" svg:font-family="Verdana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Kč</number:text>
    </number:number-style>
    <number:number-style style:name="N111">
      <number:text>-</number:text>
      <number:number number:decimal-places="0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Kč</number:text>
    </number:number-style>
    <number:number-style style:name="N114">
      <number:text>-</number:text>
      <number:number number: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  </number:text>
    </number:number-style>
    <number:number-style style:name="N123P1" style:volatile="true">
      <number:text>-</number:text>
      <number:number number:decimal-places="0" number:min-integer-digits="1" number:grouping="true"/>
      <number:text>      </number:text>
    </number:number-style>
    <number:number-style style:name="N123P2" style:volatile="true">
      <number:text> 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 Kč </number:text>
    </number:number-style>
    <number:number-style style:name="N127P1" style:volatile="true">
      <number:text>-</number:text>
      <number:number number:decimal-places="0" number:min-integer-digits="1" number:grouping="true"/>
      <number:text> Kč </number:text>
    </number:number-style>
    <number:number-style style:name="N127P2" style:volatile="true">
      <number:text> - Kč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  </number:text>
    </number:number-style>
    <number:number-style style:name="N131P1" style:volatile="true">
      <number:text>-</number:text>
      <number:number number:decimal-places="2" number:min-integer-digits="1" number:grouping="true"/>
      <number:text>      </number:text>
    </number:number-style>
    <number:number-style style:name="N131P2" style:volatile="true">
      <number:text> -</number:text>
      <number:number number: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Kč </number:text>
    </number:number-style>
    <number:number-style style:name="N135P1" style:volatile="true">
      <number:text>-</number:text>
      <number:number number:decimal-places="2" number:min-integer-digits="1" number:grouping="true"/>
      <number:text> Kč </number:text>
    </number:number-style>
    <number:number-style style:name="N135P2" style:volatile="true">
      <number:text> -</number:text>
      <number:number number:decimal-places="0" number:min-integer-digits="0"/>
      <number:text> Kč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1cm" fo:margin-top="1cm" fo:margin-bottom="1cm" fo:margin-left="1cm" fo:margin-right="1cm" style:shadow="none" style:first-page-number="continue" style:scale-to="10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Václav Hodaň </meta:initial-creator>
    <meta:creation-date>2006-08-25T13:46:22</meta:creation-date>
    <dc:creator>Štěpán Cenek</dc:creator>
    <dc:date>2012-04-24T14:16:58</dc:date>
    <meta:print-date>2006-08-25T13:59:12</meta:print-date>
    <dc:language>cs-CZ</dc:language>
    <meta:editing-cycles>9</meta:editing-cycles>
    <meta:editing-duration>PT16M21S</meta:editing-duration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